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1" svg:font-family="'Segoe UI', Arial, sans-serif"/>
    <style:font-face style:name="Segoe UI" svg:font-family="'Segoe UI'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74fee" officeooo:paragraph-rsid="00074fee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74fee" officeooo:paragraph-rsid="00074fee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74fee" officeooo:paragraph-rsid="00074fee" style:font-size-asian="12.25pt" style:font-size-complex="14pt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5pt" style:text-underline-style="solid" style:text-underline-width="auto" style:text-underline-color="font-color" officeooo:rsid="00092f1f" officeooo:paragraph-rsid="00092f1f" style:font-size-asian="13.1000003814697pt" style:font-size-complex="15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5pt" style:text-underline-style="none" officeooo:rsid="00075d4a" officeooo:paragraph-rsid="00092f1f" style:font-size-asian="13.1000003814697pt" style:font-size-complex="15pt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5pt" style:text-underline-style="none" officeooo:rsid="00092f1f" officeooo:paragraph-rsid="00092f1f" style:font-size-asian="13.1000003814697pt" style:font-size-complex="15pt"/>
    </style:style>
    <style:style style:name="T1" style:family="text">
      <style:text-properties officeooo:rsid="00092f1f"/>
    </style:style>
    <style:style style:name="T2" style:family="text">
      <style:text-properties officeooo:rsid="00094b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lovenská technická univerzita v Bratislave</text:p>
      <text:p text:style-name="P1">Fakulta informatiky a informačných technológií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iete IOT</text:p>
      <text:p text:style-name="P2">Predmet:</text:p>
      <text:p text:style-name="P2">Informačné vzdelávani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<text:soft-page-break/></text:p>
      <text:list xml:id="list1336014993" text:style-name="L1">
        <text:list-item>
          <text:p text:style-name="P4">Koncept IoT</text:p>
          <text:list>
            <text:list-header>
              <text:p text:style-name="P6">Na pochopenie sietí v IoT koncepte <text:span text:style-name="T2">je potrebné </text:span></text:p>
              <text:p text:style-name="P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1" svg:font-family="'Segoe UI', Arial, sans-serif"/>
    <style:font-face style:name="Segoe UI" svg:font-family="'Segoe UI', 'Segoe UI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4:23:26.601617531</meta:creation-date>
    <dc:date>2019-10-01T15:02:11.116284257</dc:date>
    <meta:editing-duration>PT47S</meta:editing-duration>
    <meta:editing-cycles>1</meta:editing-cycles>
    <meta:document-statistic meta:table-count="0" meta:image-count="0" meta:object-count="0" meta:page-count="2" meta:paragraph-count="7" meta:word-count="26" meta:character-count="188" meta:non-whitespace-character-count="169"/>
    <meta:generator>LibreOffice/6.2.6.2$Linux_X86_64 LibreOffice_project/20$Build-2</meta:generator>
  </office:meta>
</office:document-meta>
</file>